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cf053" officeooo:paragraph-rsid="000cf053" style:font-weight-asian="bold" style:font-weight-complex="bold"/>
    </style:style>
    <style:style style:name="P2" style:family="paragraph" style:parent-style-name="Standard">
      <style:text-properties fo:font-weight="bold" officeooo:rsid="002e22c1" officeooo:paragraph-rsid="002e22c1" style:font-weight-asian="bold" style:font-weight-complex="bold"/>
    </style:style>
    <style:style style:name="P3" style:family="paragraph" style:parent-style-name="Standard">
      <style:text-properties fo:font-weight="bold" officeooo:rsid="00345883" officeooo:paragraph-rsid="00345883" style:font-weight-asian="bold" style:font-weight-complex="bold"/>
    </style:style>
    <style:style style:name="P4" style:family="paragraph" style:parent-style-name="Standard">
      <style:text-properties fo:font-weight="bold" officeooo:rsid="0039a8bc" officeooo:paragraph-rsid="0039a8bc" style:font-weight-asian="bold" style:font-weight-complex="bold"/>
    </style:style>
    <style:style style:name="P5" style:family="paragraph" style:parent-style-name="Standard">
      <style:text-properties officeooo:rsid="002e22c1" officeooo:paragraph-rsid="002e22c1"/>
    </style:style>
    <style:style style:name="P6" style:family="paragraph" style:parent-style-name="Standard">
      <style:text-properties officeooo:rsid="002e22c1" officeooo:paragraph-rsid="002f127d"/>
    </style:style>
    <style:style style:name="P7" style:family="paragraph" style:parent-style-name="Standard">
      <style:text-properties style:font-name="Courier New" officeooo:rsid="002e22c1" officeooo:paragraph-rsid="002f127d"/>
    </style:style>
    <style:style style:name="P8" style:family="paragraph" style:parent-style-name="Standard">
      <style:text-properties officeooo:rsid="002f127d" officeooo:paragraph-rsid="002f127d"/>
    </style:style>
    <style:style style:name="P9" style:family="paragraph" style:parent-style-name="Standard">
      <style:text-properties officeooo:rsid="00345883" officeooo:paragraph-rsid="00345883"/>
    </style:style>
    <style:style style:name="P10" style:family="paragraph" style:parent-style-name="Standard">
      <style:text-properties officeooo:rsid="0035a906" officeooo:paragraph-rsid="0035a906"/>
    </style:style>
    <style:style style:name="P11" style:family="paragraph" style:parent-style-name="Standard">
      <style:text-properties officeooo:rsid="003668d9" officeooo:paragraph-rsid="003668d9"/>
    </style:style>
    <style:style style:name="P12" style:family="paragraph" style:parent-style-name="Standard">
      <style:text-properties officeooo:rsid="003703ba" officeooo:paragraph-rsid="003703ba"/>
    </style:style>
    <style:style style:name="P13" style:family="paragraph" style:parent-style-name="Standard">
      <style:text-properties officeooo:rsid="003703ba" officeooo:paragraph-rsid="003eaafd"/>
    </style:style>
    <style:style style:name="P14" style:family="paragraph" style:parent-style-name="Standard">
      <style:text-properties officeooo:rsid="0038306a" officeooo:paragraph-rsid="0038306a"/>
    </style:style>
    <style:style style:name="P15" style:family="paragraph" style:parent-style-name="Standard">
      <style:text-properties officeooo:rsid="0039a8bc" officeooo:paragraph-rsid="0039a8bc"/>
    </style:style>
    <style:style style:name="P16" style:family="paragraph" style:parent-style-name="Standard">
      <style:text-properties officeooo:rsid="003d8c6a" officeooo:paragraph-rsid="003d8c6a"/>
    </style:style>
    <style:style style:name="P17" style:family="paragraph" style:parent-style-name="Standard">
      <style:text-properties officeooo:rsid="003d8c6a" officeooo:paragraph-rsid="003d8c6a"/>
    </style:style>
    <style:style style:name="T1" style:family="text">
      <style:text-properties officeooo:rsid="002f127d"/>
    </style:style>
    <style:style style:name="T2" style:family="text">
      <style:text-properties style:font-name="Courier New"/>
    </style:style>
    <style:style style:name="T3" style:family="text">
      <style:text-properties officeooo:rsid="00303c5b"/>
    </style:style>
    <style:style style:name="T4" style:family="text">
      <style:text-properties officeooo:rsid="0031b2d0"/>
    </style:style>
    <style:style style:name="T5" style:family="text">
      <style:text-properties officeooo:rsid="0035a906"/>
    </style:style>
    <style:style style:name="T6" style:family="text">
      <style:text-properties officeooo:rsid="003668d9"/>
    </style:style>
    <style:style style:name="T7" style:family="text">
      <style:text-properties officeooo:rsid="003703ba"/>
    </style:style>
    <style:style style:name="T8" style:family="text">
      <style:text-properties officeooo:rsid="0038306a"/>
    </style:style>
    <style:style style:name="T9" style:family="text">
      <style:text-properties officeooo:rsid="0039a8bc"/>
    </style:style>
    <style:style style:name="T10" style:family="text">
      <style:text-properties officeooo:rsid="003aa7d6"/>
    </style:style>
    <style:style style:name="T11" style:family="text">
      <style:text-properties officeooo:rsid="003b0839"/>
    </style:style>
    <style:style style:name="T12" style:family="text">
      <style:text-properties officeooo:rsid="003b5a67"/>
    </style:style>
    <style:style style:name="T13" style:family="text">
      <style:text-properties officeooo:rsid="003bce2f"/>
    </style:style>
    <style:style style:name="T14" style:family="text">
      <style:text-properties officeooo:rsid="003d8c6a"/>
    </style:style>
    <style:style style:name="T15" style:family="text">
      <style:text-properties officeooo:rsid="003df0e2"/>
    </style:style>
    <style:style style:name="T16" style:family="text">
      <style:text-properties officeooo:rsid="0040a6e6"/>
    </style:style>
    <style:style style:name="T17" style:family="text">
      <style:text-properties officeooo:rsid="00422997"/>
    </style:style>
    <style:style style:name="T18" style:family="text">
      <style:text-properties officeooo:rsid="0043b3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usings on Certificates</text:p>
      <text:p text:style-name="P1"/>
      <text:p text:style-name="P5">I was wondering why some certificates are so big. OK they may use 4096-bit RSA keys and signatures, but that is only 1k bytes. Then there is the text, common names, emails, expiry dates etc. But still hard to see how that could amount to more than another 1k.</text:p>
      <text:p text:style-name="P5"/>
      <text:p text:style-name="P5">Another thing I was thinking about. The whole point of a certificate is to bind a public key with an identity. And that identity should typically be the URL of the server we are connecting to. However the standard name fields (Common Name, Issuer, Subject etc.) are not of this form. Turns out that the URL is <text:span text:style-name="T1">in </text:span>there, in an X.509 extension field called Subject Alternate Names. And its an important part of checking certificate validity to ensure that the hostname of the server can be compared against this, so that we can be sure that this certificate was issued for this website. </text:p>
      <text:p text:style-name="P5"/>
      <text:p text:style-name="P5">First I looked at the <text:a xlink:type="simple" xlink:href="http://www.google.com/" text:style-name="Internet_20_link" text:visited-style-name="Visited_20_Internet_20_Link">www.google.com</text:a> certificate. And right enough, there in Subject Alternate Names was <text:span text:style-name="T4">one entry -</text:span> <text:a xlink:type="simple" xlink:href="http://www.google.com/" text:style-name="Internet_20_link" text:visited-style-name="Visited_20_Internet_20_Link">www.google.com</text:a>. So far so sensible. Next I examined a particularly bloated Certificate, when I noticed that the Subject Alternate Names field contained not one URL, but 100! No wonder the certificate was so big! Here is a small section of it, <text:span text:style-name="T1">to give a flavour</text:span></text:p>
      <text:p text:style-name="P5"/>
      <text:p text:style-name="P7">elmothidaelitaliya.com</text:p>
      <text:p text:style-name="P7">cdn.haulex.com</text:p>
      <text:p text:style-name="P7">beta.manasav.com</text:p>
      <text:p text:style-name="P7">monvisogrill.com</text:p>
      <text:p text:style-name="P6"><text:a xlink:type="simple" xlink:href="http://www.nibgraphics.com/" text:style-name="Internet_20_link" text:visited-style-name="Visited_20_Internet_20_Link"><text:span text:style-name="T2">www.nibgraphics.com</text:span></text:a></text:p>
      <text:p text:style-name="P6"><text:a xlink:type="simple" xlink:href="http://www.sergenader.com/" text:style-name="Internet_20_link" text:visited-style-name="Visited_20_Internet_20_Link"><text:span text:style-name="T2">www.sergenader.com</text:span></text:a></text:p>
      <text:p text:style-name="P7">sipf-innovate.com</text:p>
      <text:p text:style-name="P7">sodomind.com</text:p>
      <text:p text:style-name="P7">sureshpenikelapati.com</text:p>
      <text:p text:style-name="P7">devwebsite.soveluss.com</text:p>
      <text:p text:style-name="P6"><text:a xlink:type="simple" xlink:href="http://www.soliddatasolutionsllc.com/" text:style-name="Internet_20_link" text:visited-style-name="Visited_20_Internet_20_Link"><text:span text:style-name="T2">www.soliddatasolutionsllc.com</text:span></text:a></text:p>
      <text:p text:style-name="P6"><text:a xlink:type="simple" xlink:href="http://www.solomonarnett.com/" text:style-name="Internet_20_link" text:visited-style-name="Visited_20_Internet_20_Link"><text:span text:style-name="T2">www.solomonarnett.com</text:span></text:a></text:p>
      <text:p text:style-name="P7">startupandrew.com</text:p>
      <text:p text:style-name="P7">steerthedeer.com</text:p>
      <text:p text:style-name="P7">truckinneed.com</text:p>
      <text:p text:style-name="P6"/>
      <text:p text:style-name="P8">So what we have here is a single IP address hosting many websites, 100 at a time, and sharing the same certificate (and the same private key). This is web hosting on the cheap, and its not pretty. Good job some-one put a limit of 100 URLs on it, or else certificates would quickly become massive. <text:span text:style-name="T3">And its not at all clear to me that one of these websites might not be in a good position to attack one of its neighbours. I certainly would not want to see my e-banking URL on that list.</text:span></text:p>
      <text:p text:style-name="P8"/>
      <text:p text:style-name="P3"><text:span text:style-name="T16">A quick glance at t</text:span>he Competition</text:p>
      <text:p text:style-name="P9"/>
      <text:p text:style-name="P9">What TLS implementations are already out there? Of course we cannot ignore the elephant in the room – OpenSSL. An amazing heroic multi-year multi-person project which is the daddy and grand-daddy of them all. <text:span text:style-name="T5">It is the reference implementation of all things TLS and SSL. </text:span>It does everything, although it has been a little slow to catch up with AEAD ciphers and the like. <text:span text:style-name="T5">Still very actively maintained. </text:span>It does backwards compatibility all the way back to the year zero. <text:span text:style-name="T5">Its been pummelled by cryptanalysts and always bounced back. Like a big old scarred boxer, survivor of a thousand battles, its still standing proud. Its living proof that cryptography can make a difference and can survive sustained attack. Its written in C, and its big. Its open source, and Apache II licensed.</text:span></text:p>
      <text:p text:style-name="P9"/>
      <text:p text:style-name="P10"><text:soft-page-break/>Needless to say we are not attempting to compete with this <text:span text:style-name="T13">500,000 line </text:span>behemoth. <text:span text:style-name="T11">A lot of TLS implementations out there, when you drill down into them, are simply forks of OpenSSL, </text:span><text:span text:style-name="T13">or make use of OpenSSLs libraries.</text:span></text:p>
      <text:p text:style-name="P10"/>
      <text:p text:style-name="P10">At the opposite end of the spectrum, in the <text:span text:style-name="T15">very </text:span>tightly constrained embedded environment there are two main players. BearSSL and SharkSSL. The former is open source, the latter is closed source. As is usual these days in software engineering no sooner has some<text:span text:style-name="T17">one</text:span> tried to make a few honest bucks out of marketing a product, than some schmuck implements the same thing and gives it away for free. And in the crypto world it is specially unfair, since any serious security system integrator is going to want an open source product <text:span text:style-name="T13">whose security can be independently verified </text:span><text:span text:style-name="T17">and audited</text:span><text:span text:style-name="T13">, and ideally </text:span>with the most <text:span text:style-name="T6">liberal licensing.</text:span></text:p>
      <text:p text:style-name="P10"/>
      <text:p text:style-name="P11">Both BearSSL and SharkSSL bend over backwards so that they can shoehorn their code into the smallest possible spaces. The author of BearSSL, Thomas Pornin, a cryptographer of high repute has a great webpage where he openly discusses the evolution of BearSSL. See <text:a xlink:type="simple" xlink:href="https://bearssl.org/" text:style-name="Internet_20_link" text:visited-style-name="Visited_20_Internet_20_Link">https://bearssl.org/</text:a>. <text:s/>This is a great resource. However BearSSL seems to have paused development since 2018, <text:span text:style-name="T13">and </text:span>does not support TLS1.3. It is again written in C.</text:p>
      <text:p text:style-name="P11"/>
      <text:p text:style-name="P11">The commercial competitor SharkSSL is in some ways very similar. Again it seems to have halted development at TLS 1.2. Written in C. The code has found its way into the firmware associated with the ESP8266 S<text:span text:style-name="T7">o</text:span>C, which implements the wifi component of many commercial IoT boards. <text:span text:style-name="T12">There is a similar commercial product </text:span><text:span text:style-name="T13">which also promises a small footprint </text:span><text:span text:style-name="T12"><text:s/>- Rambus TLS toolkit.</text:span></text:p>
      <text:p text:style-name="P11"/>
      <text:p text:style-name="P14">There is a good discussion here - https://lwn.net/Articles/826757/</text:p>
      <text:p text:style-name="P11"/>
      <text:p text:style-name="P13">I would speculate that the reason why these products have not <text:span text:style-name="T8">been further developed in recent years and </text:span>progressed to TLS1.3, is that the space constraints they catered to have considerably eased in the meantime. Large<text:span text:style-name="T15">r </text:span>SoCs like the ESP32 have become standard, <text:span text:style-name="T18">and</text:span> on these devices more complete implementation of TLS become possible. When working in a highly constrained environment there is a temptation to cut back on features, and perhaps use smaller self-signed certificates that do not hold to full PKI <text:span text:style-name="T18">security </text:span>standards. <text:s/></text:p>
      <text:p text:style-name="P12"/>
      <text:p text:style-name="P12">In response to the loosening of constraints, two other products come into view. Again one is commercial – WolfSSL, and the other is “free” – MbedTLS. <text:span text:style-name="T9">Inexplicably MbedTLS despite being strongly supported by ARM does not yet seem to support TLS1.3, despite being promised for years. WolfSSL does support TLS1.3.</text:span></text:p>
      <text:p text:style-name="P12"/>
      <text:p text:style-name="P15">So there does appear to be a gap in the market - for an open source TLS1.3 library targetting contemporary embedded devices. And for any <text:span text:style-name="T14">decent </text:span>implementation written in Rust.</text:p>
      <text:p text:style-name="P15"/>
      <text:p text:style-name="P4">Hardware Support</text:p>
      <text:p text:style-name="P15"/>
      <text:p text:style-name="P15">In many cases IoT devices provide hardware support for common cryptographic operations. For example <text:span text:style-name="T10">the ATECC608B microchip processor implements nearly all of the crypto (hashing, AES encryption, random number generation, public key operations) required by TLS1.3 (as long as it sticks to elliptic curve cryptography – a common strategy to keep things small, </text:span><text:span text:style-name="T18">but one that won’t work in a post quantum world</text:span><text:span text:style-name="T10">). This not only reduces runtime, it also means that a lot less software is required, greatly reducing the footprint for TLS software support.</text:span></text:p>
      <text:p text:style-name="P15"/>
      <text:p text:style-name="P16">Unfortunately implementation in hardware means a lack of flexibility. The speed-up is not particularly advantageous for the particular use case that is TLS 1.3. The space savings are probably no longer needed. However hardware support has some advantages. For functions like hashing or <text:soft-page-break/>random number generation, which require no secrets, there would be no good reason not to exploit it if it were present. When secrets are involved, hardware enclaves and vaults may have some value, <text:span text:style-name="T18">as it should ideally be hard to prise secrets from an IoT board. </text:span><text:s/><text:span text:style-name="T18">B</text:span>ut that is a bigger discussion for another day.</text:p>
      <text:p text:style-name="P16"/>
      <text:p text:style-name="P10"><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02-15T14:03:21.854000000</dc:date>
    <meta:editing-duration>P1DT3H9M16S</meta:editing-duration>
    <meta:editing-cycles>28</meta:editing-cycles>
    <meta:generator>LibreOffice/6.4.5.2$Windows_X86_64 LibreOffice_project/a726b36747cf2001e06b58ad5db1aa3a9a1872d6</meta:generator>
    <meta:document-statistic meta:table-count="0" meta:image-count="0" meta:object-count="0" meta:page-count="3" meta:paragraph-count="34" meta:word-count="1100" meta:character-count="6715" meta:non-whitespace-character-count="5637"/>
  </office:meta>
</office:document-meta>
</file>